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62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0.8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4" table:default-cell-style-name="ce3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Qté</text:p>
          </table:table-cell>
          <table:table-cell table:style-name="ce4"/>
          <table:table-cell table:style-name="ce1"/>
          <table:table-cell table:style-name="ce7"/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Qté</text:p>
          </table:table-cell>
          <table:table-cell table:style-name="ce4"/>
          <table:table-cell table:style-name="ce1"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BOITIER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BOITIER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APOT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APOT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LIP_ENDSTOP_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LIP_ENDSTOP_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LIP_PLATEA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LIP_PLATEA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COUPLAGE_Z_SOF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COUPLAGE_Z_SOF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QUERRE_NEMA_1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QUERRE_NEMA_1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XTRUDEUR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XTRUDEUR_SUPPORT_608ZZ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_SUPPORT_608ZZ</text:p>
          </table:table-cell>
          <table:table-cell table:style-name="ce5" office:value-type="string" calcext:value-type="string">
            <text:p>1 (0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FIX_CHARIOT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FIX_CHARIOT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OLETTE_GRANDE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MOLETTE_GRANDE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MOLETTE_PETITE</text:p>
          </table:table-cell>
          <table:table-cell table:style-name="ce5" office:value-type="string" calcext:value-type="string">
            <text:p>2 (0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MOLETTE_PETITE</text:p>
          </table:table-cell>
          <table:table-cell table:style-name="ce5" office:value-type="string" calcext:value-type="string">
            <text:p>2 (0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PLAQUE_ARRIE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PLAQUE_ARRIE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PLAQUE_SERRAGE_FLANC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PLAQUE_SERRAGE_FLANC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608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608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ETOUR_Y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ETOUR_Y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ONDELLE_PLATEAU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RONDELLE_PLATEAU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AXE_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AXE_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BOBINE</text:p>
          </table:table-cell>
          <table:table-cell table:style-name="ce5" office:value-type="string" calcext:value-type="string">
            <text:p>2 (4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BOBINE</text:p>
          </table:table-cell>
          <table:table-cell table:style-name="ce5" office:value-type="string" calcext:value-type="string">
            <text:p>2 (4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ENDSTOP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ENDSTOP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ENDSTOP_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ENDSTOP_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SUPPORT_FAN_X</text:p>
          </table:table-cell>
          <table:table-cell table:style-name="ce5" office:value-type="string" calcext:value-type="string">
            <text:p>1 (2)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SUPPORT_FAN_X</text:p>
          </table:table-cell>
          <table:table-cell table:style-name="ce5" office:value-type="string" calcext:value-type="string">
            <text:p>1 (2)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number-columns-repeated="6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EXTRUDEUR_DOUB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DEUR_DOUBL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EXTRU_SUPPORT_605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/>
          <table:table-cell table:style-name="ce2" office:value-type="string" calcext:value-type="string">
            <text:p>EXTRU_SUPPORT_605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 table:number-rows-repeated="1048546">
          <table:table-cell table:number-columns-repeated="1023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 style:data-style-name="N2" text:time-value="0000-00-00T00:00:01.985135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6-20T11:50:50.105867849</meta:creation-date>
    <dc:date>2014-07-22T11:38:58.596787897</dc:date>
    <dc:creator>Adrien </dc:creator>
    <meta:editing-duration>PT12M18S</meta:editing-duration>
    <meta:editing-cycles>13</meta:editing-cycles>
    <meta:generator>LibreOffice/4.1.3.2$Linux_X86_64 LibreOffice_project/410m0$Build-2</meta:generator>
    <meta:document-statistic meta:table-count="1" meta:cell-count="100" meta:object-count="0"/>
  </office:meta>
</office:document-meta>
</file>